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'Helvetica Neue', Helvetica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4pt" fo:font-weight="bold" officeooo:paragraph-rsid="001e5883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Calibri" officeooo:paragraph-rsid="001e5883"/>
    </style:style>
    <style:style style:name="P3" style:family="paragraph" style:parent-style-name="Standard">
      <style:text-properties style:font-name="Calibri" officeooo:paragraph-rsid="0026fe81"/>
    </style:style>
    <style:style style:name="P4" style:family="paragraph" style:parent-style-name="Standard">
      <style:paragraph-properties fo:text-align="center" style:justify-single-word="false"/>
      <style:text-properties style:font-name="Calibri" officeooo:rsid="001e5883" officeooo:paragraph-rsid="001e5883"/>
    </style:style>
    <style:style style:name="P5" style:family="paragraph" style:parent-style-name="Standard">
      <style:text-properties style:font-name="Calibri" officeooo:rsid="00238dd9" officeooo:paragraph-rsid="001e5883"/>
    </style:style>
    <style:style style:name="P6" style:family="paragraph" style:parent-style-name="Standard">
      <style:text-properties style:font-name="Calibri" officeooo:rsid="00238dd9" officeooo:paragraph-rsid="00238dd9"/>
    </style:style>
    <style:style style:name="P7" style:family="paragraph" style:parent-style-name="Standard">
      <style:text-properties style:font-name="Calibri" fo:font-weight="bold" officeooo:rsid="00238dd9" officeooo:paragraph-rsid="00238dd9" style:font-weight-asian="bold" style:font-weight-complex="bold"/>
    </style:style>
    <style:style style:name="P8" style:family="paragraph" style:parent-style-name="Standard">
      <style:text-properties style:font-name="Calibri" officeooo:paragraph-rsid="0029b189"/>
    </style:style>
    <style:style style:name="P9" style:family="paragraph" style:parent-style-name="Standard">
      <style:text-properties style:font-name="Calibri" fo:font-weight="bold" officeooo:rsid="0029b189" officeooo:paragraph-rsid="0029b189" style:font-weight-asian="bold" style:font-weight-complex="bold"/>
    </style:style>
    <style:style style:name="P10" style:family="paragraph" style:parent-style-name="Standard">
      <style:text-properties style:font-name="Calibri" fo:font-weight="bold" officeooo:rsid="002a03cd" officeooo:paragraph-rsid="0036c6a6" style:font-weight-asian="bold" style:font-weight-complex="bold"/>
    </style:style>
    <style:style style:name="P11" style:family="paragraph" style:parent-style-name="Standard">
      <style:text-properties style:font-name="Calibri" officeooo:rsid="0029b189" officeooo:paragraph-rsid="0029b189"/>
    </style:style>
    <style:style style:name="P12" style:family="paragraph" style:parent-style-name="Standard">
      <style:text-properties style:font-name="Calibri" officeooo:rsid="002a03cd" officeooo:paragraph-rsid="002a03cd"/>
    </style:style>
    <style:style style:name="P13" style:family="paragraph" style:parent-style-name="Standard">
      <style:text-properties style:font-name="Calibri" officeooo:rsid="002a03cd" officeooo:paragraph-rsid="002ce137"/>
    </style:style>
    <style:style style:name="P14" style:family="paragraph" style:parent-style-name="Standard">
      <style:text-properties style:font-name="Calibri" officeooo:paragraph-rsid="002ce137"/>
    </style:style>
    <style:style style:name="P15" style:family="paragraph" style:parent-style-name="Standard">
      <style:text-properties style:font-name="Calibri" officeooo:paragraph-rsid="002e5202"/>
    </style:style>
    <style:style style:name="P16" style:family="paragraph" style:parent-style-name="Standard">
      <style:text-properties style:font-name="Calibri" fo:font-weight="normal" officeooo:rsid="002a03cd" officeooo:paragraph-rsid="0036c6a6" style:font-weight-asian="normal" style:font-weight-complex="normal"/>
    </style:style>
    <style:style style:name="P17" style:family="paragraph" style:parent-style-name="Standard">
      <style:text-properties officeooo:paragraph-rsid="003050a7"/>
    </style:style>
    <style:style style:name="P18" style:family="paragraph" style:parent-style-name="Standard">
      <style:text-properties style:font-name="Calibri" fo:font-size="12pt" fo:font-weight="normal" officeooo:rsid="002a03cd" officeooo:paragraph-rsid="0036c6a6" style:font-size-asian="12pt" style:font-weight-asian="normal" style:font-size-complex="12pt" style:font-weight-complex="normal"/>
    </style:style>
    <style:style style:name="T1" style:family="text">
      <style:text-properties officeooo:rsid="001e5883"/>
    </style:style>
    <style:style style:name="T2" style:family="text">
      <style:text-properties officeooo:rsid="00205524"/>
    </style:style>
    <style:style style:name="T3" style:family="text">
      <style:text-properties officeooo:rsid="0021d741"/>
    </style:style>
    <style:style style:name="T4" style:family="text">
      <style:text-properties officeooo:rsid="00238dd9"/>
    </style:style>
    <style:style style:name="T5" style:family="text">
      <style:text-properties officeooo:rsid="0024a41b"/>
    </style:style>
    <style:style style:name="T6" style:family="text">
      <style:text-properties officeooo:rsid="002656f8"/>
    </style:style>
    <style:style style:name="T7" style:family="text">
      <style:text-properties fo:font-style="italic" officeooo:rsid="002656f8" style:font-style-asian="italic" style:font-style-complex="italic"/>
    </style:style>
    <style:style style:name="T8" style:family="text">
      <style:text-properties style:text-position="super 58%" fo:font-style="italic" officeooo:rsid="002656f8" style:font-style-asian="italic" style:font-style-complex="italic"/>
    </style:style>
    <style:style style:name="T9" style:family="text">
      <style:text-properties fo:font-style="normal" officeooo:rsid="002656f8" style:font-style-asian="normal" style:font-style-complex="normal"/>
    </style:style>
    <style:style style:name="T10" style:family="text">
      <style:text-properties officeooo:rsid="0026fe81"/>
    </style:style>
    <style:style style:name="T11" style:family="text">
      <style:text-properties officeooo:rsid="0028f508"/>
    </style:style>
    <style:style style:name="T12" style:family="text">
      <style:text-properties officeooo:rsid="0029b189"/>
    </style:style>
    <style:style style:name="T13" style:family="text">
      <style:text-properties fo:font-variant="normal" fo:text-transform="none" fo:color="#222222" style:font-name="Arial1" fo:font-size="14.25pt" fo:letter-spacing="normal" fo:font-style="normal"/>
    </style:style>
    <style:style style:name="T14" style:family="text">
      <style:text-properties fo:font-variant="normal" fo:text-transform="none" fo:color="#222222" style:font-name="Arial1" fo:font-size="14.25pt" fo:letter-spacing="normal" fo:font-style="normal" fo:font-weight="normal"/>
    </style:style>
    <style:style style:name="T15" style:family="text">
      <style:text-properties fo:font-variant="normal" fo:text-transform="none" fo:color="#222222" style:font-name="Arial1" fo:font-size="14.25pt" fo:letter-spacing="normal" fo:font-style="normal" fo:font-weight="normal" officeooo:rsid="0029b189"/>
    </style:style>
    <style:style style:name="T16" style:family="text">
      <style:text-properties fo:font-variant="normal" fo:text-transform="none" fo:color="#222222" style:font-name="Arial1" fo:font-size="14.25pt" fo:letter-spacing="normal" fo:font-style="normal" fo:font-weight="normal" officeooo:rsid="002a03cd"/>
    </style:style>
    <style:style style:name="T17" style:family="text">
      <style:text-properties fo:font-variant="normal" fo:text-transform="none" fo:color="#222222" style:font-name="Arial1" fo:font-size="12pt" fo:letter-spacing="normal" fo:font-style="normal" style:font-size-asian="12pt" style:font-size-complex="12pt"/>
    </style:style>
    <style:style style:name="T18" style:family="text">
      <style:text-properties fo:font-variant="normal" fo:text-transform="none" fo:color="#222222" style:font-name="Calibri" fo:font-size="12pt" fo:letter-spacing="normal" fo:font-style="normal" fo:font-weight="normal" officeooo:rsid="002ce137" style:font-size-asian="12pt" style:font-size-complex="12pt"/>
    </style:style>
    <style:style style:name="T19" style:family="text">
      <style:text-properties fo:font-variant="normal" fo:text-transform="none" fo:color="#222222" style:font-name="Calibri" fo:font-size="12pt" fo:letter-spacing="normal" fo:font-style="normal" style:font-size-asian="12pt" style:font-size-complex="12pt"/>
    </style:style>
    <style:style style:name="T20" style:family="text">
      <style:text-properties fo:font-variant="normal" fo:text-transform="none" fo:color="#222222" style:font-name="Calibri" fo:font-size="12pt" fo:letter-spacing="normal" fo:font-style="normal" officeooo:rsid="0036c6a6" style:font-size-asian="12pt" style:font-size-complex="12pt"/>
    </style:style>
    <style:style style:name="T21" style:family="text">
      <style:text-properties fo:font-variant="normal" fo:text-transform="none" fo:color="#222222" fo:letter-spacing="normal" fo:font-style="normal"/>
    </style:style>
    <style:style style:name="T22" style:family="text">
      <style:text-properties fo:font-variant="normal" fo:text-transform="none" fo:color="#222222" fo:letter-spacing="normal" fo:font-style="normal" officeooo:rsid="0036c6a6"/>
    </style:style>
    <style:style style:name="T23" style:family="text">
      <style:text-properties fo:font-variant="normal" fo:text-transform="none" fo:color="#222222" style:font-name="Calibri" fo:letter-spacing="normal" officeooo:rsid="003050a7"/>
    </style:style>
    <style:style style:name="T24" style:family="text">
      <style:text-properties fo:font-variant="normal" fo:text-transform="none" fo:color="#222222" fo:font-size="14.25pt" fo:letter-spacing="normal" fo:font-style="normal"/>
    </style:style>
    <style:style style:name="T25" style:family="text">
      <style:text-properties fo:font-variant="normal" fo:text-transform="none" fo:color="#222222" fo:font-size="14.25pt" fo:letter-spacing="normal" fo:font-style="normal" officeooo:rsid="0036c6a6"/>
    </style:style>
    <style:style style:name="T26" style:family="text">
      <style:text-properties fo:font-variant="normal" fo:text-transform="none" fo:color="#222222" fo:font-size="12pt" fo:letter-spacing="normal" fo:font-style="normal" officeooo:rsid="0036c6a6" style:font-size-asian="12pt" style:font-size-complex="12pt"/>
    </style:style>
    <style:style style:name="T27" style:family="text">
      <style:text-properties officeooo:rsid="002a03cd"/>
    </style:style>
    <style:style style:name="T28" style:family="text">
      <style:text-properties officeooo:rsid="002ad3ed"/>
    </style:style>
    <style:style style:name="T29" style:family="text">
      <style:text-properties officeooo:rsid="002c734b"/>
    </style:style>
    <style:style style:name="T30" style:family="text">
      <style:text-properties style:font-name="Calibri" officeooo:rsid="002e5202"/>
    </style:style>
    <style:style style:name="T31" style:family="text">
      <style:text-properties style:font-name="Calibri" officeooo:rsid="003050a7"/>
    </style:style>
    <style:style style:name="T32" style:family="text">
      <style:text-properties officeooo:rsid="002ce137"/>
    </style:style>
    <style:style style:name="T33" style:family="text">
      <style:text-properties fo:font-size="12pt" officeooo:rsid="0036c6a6" style:font-size-asian="12pt" style:font-size-complex="12pt"/>
    </style:style>
    <style:style style:name="T34" style:family="text">
      <style:text-properties style:font-name="Calibri" fo:font-size="12pt" officeooo:rsid="002a03cd" style:font-size-asian="12pt" style:font-size-complex="12pt"/>
    </style:style>
    <style:style style:name="T35" style:family="text">
      <style:text-properties style:font-name="Calibri" fo:font-size="12pt" officeooo:rsid="002ce137" style:font-size-asian="12pt" style:font-size-complex="12pt"/>
    </style:style>
    <style:style style:name="T36" style:family="text">
      <style:text-properties style:font-name="Calibri" fo:font-size="12pt" officeooo:rsid="0036c6a6" style:font-size-asian="12pt" style:font-size-complex="12pt"/>
    </style:style>
    <style:style style:name="T37" style:family="text">
      <style:text-properties officeooo:rsid="002e5202"/>
    </style:style>
    <style:style style:name="T38" style:family="text">
      <style:text-properties fo:font-weight="bold" officeooo:rsid="00316774" style:font-weight-asian="bold" style:font-weight-complex="bold"/>
    </style:style>
    <style:style style:name="T39" style:family="text">
      <style:text-properties officeooo:rsid="00344a11"/>
    </style:style>
    <style:style style:name="T40" style:family="text">
      <style:text-properties officeooo:rsid="0036c1d4"/>
    </style:style>
    <style:style style:name="T41" style:family="text">
      <style:text-properties officeooo:rsid="0036c6a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olar Sail Trajectories to </text:span><text:span text:style-name="T4">the</text:span><text:span text:style-name="T1"> Planets</text:span></text:p>
      <text:p text:style-name="P4"/>
      <text:p text:style-name="P4">John Clouse</text:p>
      <text:p text:style-name="P2"><text:span text:style-name="T1"><text:line-break/></text:span><text:span text:style-name="T2">Most interplanetary spacecraft have used finite burns to escape Earth orbit and be captured by their destination's gravity. <text:s/>The propellant expended for these maneuvers </text:span><text:span text:style-name="T3">is a large part of the mass and cost for these missions. </text:span><text:span text:style-name="T6">If the hyperbolic excess velocity at departure and/or arrival could be reduced, propellant mass could be saved. <text:s/></text:span><text:span text:style-name="T3">Solar sails are an attractive technology to potentially lessen propellant expenditure. <text:s/>Solar sails convert solar photon momentum to spacecraft acceleration, providing a free – and </text:span><text:span text:style-name="T11">potentially</text:span><text:span text:style-name="T3"> continuous – <text:s/>propulsion source. <text:s/>This propulsion system is only limited by sail size, reflective parameters, and orientation to the sun. </text:span><text:span text:style-name="T4">This project will seek to determine the savings in hyperbolic excess velocity </text:span><text:span text:style-name="T5">at departure and arrival</text:span><text:span text:style-name="T4"> for a baseline spacecraft and steering angle.</text:span></text:p>
      <text:p text:style-name="P5"/>
      <text:p text:style-name="P7">Bibliography</text:p>
      <text:p text:style-name="P6"/>
      <text:p text:style-name="P3"><text:span text:style-name="T10">1. </text:span><text:span text:style-name="T6">Stevens, R., Ross, I.M., and Matousek, S, “Earth-Mars Return Trajectories Using Solar Sails,” </text:span><text:span text:style-name="T7">55</text:span><text:span text:style-name="T8">th</text:span><text:span text:style-name="T7"> International Astronautical Congress 2004</text:span><text:span text:style-name="T9">, IAC-04-A.2.08, Vancouver, Canada, 2004.</text:span></text:p>
      <text:p text:style-name="P3"><text:span text:style-name="T10">2. </text:span><text:span text:style-name="T4">Vallado, </text:span><text:span text:style-name="T6">D, “Continuous-Thrust Transfers,” </text:span><text:span text:style-name="T7">Fundamentals of Astrodynamics and Applications, 4</text:span><text:span text:style-name="T8">th</text:span><text:span text:style-name="T7"> ed., </text:span><text:span text:style-name="T9">The Space Technology Library, Hawthorne, CA, 2013, pp. 371-388.</text:span></text:p>
      <text:p text:style-name="P3"><text:span text:style-name="T10">3. </text:span><text:span text:style-name="T4">McInnes, </text:span><text:span text:style-name="T6">C., </text:span><text:span text:style-name="T7">Solar Sailing: Technology, Dynamics, and Mission Applications</text:span><text:span text:style-name="T9">, Springer, 2004.</text:span></text:p>
      <text:p text:style-name="P6"/>
      <text:p text:style-name="P6"/>
      <text:p text:style-name="P9">Solar Sails</text:p>
      <text:p text:style-name="P6"/>
      <text:p text:style-name="P8"><text:span text:style-name="T12">Solar sails use solar photon momentum to accelerate the spacecraft. The solar flux has an inverse-square relationship to the distance from the sun, just like gravitation. Therefore, the maximum acceleration provided by the sail and the acceleration due to solar gravity can form the ratio </text:span><text:span text:style-name="T15">β[ROSS]</text:span><text:span text:style-name="T12">. </text:span></text:p>
      <text:p text:style-name="P11"/>
      <text:p text:style-name="P11">Beta = <text:tab/><text:tab/>EQN 1</text:p>
      <text:p text:style-name="P11"/>
      <text:p text:style-name="P8"><text:span text:style-name="T12">The relationship in Eqn 1 provides the mission designer the ability to design trajectories without prior knowledge of spacecraft mass, sail area, and sail reflective parameters. <text:s/>It also allows the acceleration due to solar radiation pressure be expressed in terms of gravitational acceleration </text:span><text:span text:style-name="T27">[McInnes]</text:span><text:span text:style-name="T12">. </text:span></text:p>
      <text:p text:style-name="P11"/>
      <text:p text:style-name="P14"><text:span text:style-name="T27">The angle between the sun vector and the sail-normal vector is called the coning angle, </text:span><text:span text:style-name="T16">α</text:span><text:span text:style-name="T27">. This parameter is steered to produce the sailforce in the desired direction. However, it is not optimal to </text:span><text:span text:style-name="T34">just </text:span><text:span text:style-name="T35">steer to</text:span><text:span text:style-name="T34"> </text:span><text:span text:style-name="T18">the coning angle</text:span><text:span text:style-name="T34"> b</text:span><text:span text:style-name="T27">etween 0 and </text:span><text:span text:style-name="T16">π</text:span><text:span text:style-name="T27">/2 </text:span><text:span text:style-name="T27">. </text:span><text:span text:style-name="T32">Take the sail force direction:</text:span></text:p>
      <text:p text:style-name="P14"><text:span text:style-name="T32"/></text:p>
      <text:p text:style-name="P14"><text:span text:style-name="T32">EQN 2</text:span></text:p>
      <text:p text:style-name="P14"><text:span text:style-name="T32"/></text:p>
      <text:p text:style-name="P14"><text:span text:style-name="T32">and the vector that maximum sail force is to be applied:</text:span></text:p>
      <text:p text:style-name="P14"><text:span text:style-name="T32"/></text:p>
      <text:p text:style-name="P14"><text:span text:style-name="T32">EQN 3</text:span></text:p>
      <text:p text:style-name="P14"><text:soft-page-break/><text:span text:style-name="T32">The force magnitude f</text:span><text:span text:style-name="T39">&lt;sub&gt;</text:span><text:span text:style-name="T32">q</text:span><text:span text:style-name="T39">&lt;/sub&gt;</text:span><text:span text:style-name="T32"> is [McInnes]</text:span></text:p>
      <text:p text:style-name="P14"><text:span text:style-name="T32"/></text:p>
      <text:p text:style-name="P14"><text:span text:style-name="T32">EQN 4</text:span></text:p>
      <text:p text:style-name="P14"><text:span text:style-name="T32"/></text:p>
      <text:p text:style-name="P14"><text:span text:style-name="T32">By combining Eqns 2-4 and setting the result's derivative equal to zero, the </text:span><text:span text:style-name="T37">optimal </text:span><text:span text:style-name="T32">coning angle </text:span><text:span text:style-name="T37">is found in the following expression:</text:span></text:p>
      <text:p text:style-name="P14"><text:span text:style-name="T37"/></text:p>
      <text:p text:style-name="P15"><text:span text:style-name="T37">EQN 5</text:span></text:p>
      <text:p text:style-name="P15"><text:span text:style-name="T37"/></text:p>
      <text:p text:style-name="P17"><text:span text:style-name="T30">The cone angle is shown against the desired force angle in FIGURE. Due to the transverse force component being limited by the product of sin</text:span><text:span text:style-name="T16">α</text:span><text:span text:style-name="T30"> and cos</text:span><text:span text:style-name="T16">α </text:span><text:span text:style-name="T30">, one can see that maximizing the force in the transverse direction (with respect to the Sun) requires a coning angle of 35.25</text:span><text:span text:style-name="T31">&lt;sup&gt;</text:span><text:span text:style-name="T23">○&lt;/sup&gt;</text:span></text:p>
      <text:p text:style-name="P11"/>
      <text:p text:style-name="P12">The 2D polar equations of motion <text:span text:style-name="T28">for a large gravitating body and solar radiation pressure </text:span>are given by [McInnes]:</text:p>
      <text:p text:style-name="P12"/>
      <text:p text:style-name="P12">EQN <text:span text:style-name="T41">6</text:span></text:p>
      <text:p text:style-name="P12">EQN <text:span text:style-name="T41">7</text:span></text:p>
      <text:p text:style-name="P12"/>
      <text:p text:style-name="P13"><text:span text:style-name="T29">From Eqns 2 and 3, it is evident that </text:span><text:span text:style-name="T14">α</text:span><text:span text:style-name="T29"> provides no sail force at </text:span><text:span text:style-name="T14">π</text:span>/2<text:span text:style-name="T29">. </text:span></text:p>
      <text:p text:style-name="P13"><text:span text:style-name="T29"/></text:p>
      <text:p text:style-name="P13"><text:span text:style-name="T32"><text:s/></text:span><text:span text:style-name="T38">Optimal Trajectories</text:span></text:p>
      <text:p text:style-name="P13"><text:span text:style-name="T38"/></text:p>
      <text:p text:style-name="P16"><text:span text:style-name="T40">Optimal trajectories can be found with a variation of parameters </text:span><text:span text:style-name="T41">(VOP)</text:span><text:span text:style-name="T40"> technique. <text:s/></text:span><text:span text:style-name="T41">To optimally </text:span><text:span text:style-name="T36">increase an orbital parameter, one may take the VOP for that equation and solve for </text:span><text:span text:style-name="T19">α</text:span><text:span text:style-name="T20"> [McInnes] by means of</text:span></text:p>
      <text:p text:style-name="P18"><text:span text:style-name="T22"><text:s/></text:span><text:span text:style-name="T21">EQN </text:span><text:span text:style-name="T22">8</text:span></text:p>
      <text:p text:style-name="P16"><text:span text:style-name="T36">For the orbi</text:span><text:span text:style-name="T41">t semi-major axis to increase, the expression for <text:s/>is found to be</text:span></text:p>
      <text:p text:style-name="P16"><text:span text:style-name="T41">EQN 9</text:span></text:p>
      <text:p text:style-name="P16"><text:span text:style-name="T41">Force along this vector can be maximized by use of Eqn 5.</text:span></text:p>
      <text:p text:style-name="P16"><text:span text:style-name="T41"/></text:p>
      <text:p text:style-name="P10"><text:span text:style-name="T41">Results</text:span></text:p>
      <text:p text:style-name="P16"><text:span text:style-name="T41"/></text:p>
      <text:p text:style-name="P16"><text:span text:style-name="T4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, 'Helvetica Neue', Helvetica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20:18:39.99</meta:creation-date>
    <dc:date>2015-12-11T07:59:17.76</dc:date>
    <meta:editing-duration>P4DT13H54M34S</meta:editing-duration>
    <meta:editing-cycles>12</meta:editing-cycles>
    <meta:generator>LibreOffice/3.6$Windows_x86 LibreOffice_project/2ef5aff-a6fb0ff-166bdff-cf087ad-0f1389</meta:generator>
    <meta:document-statistic meta:table-count="0" meta:image-count="0" meta:object-count="0" meta:page-count="2" meta:paragraph-count="31" meta:word-count="536" meta:character-count="3349" meta:non-whitespace-character-count="2828"/>
  </office:meta>
</office:document-meta>
</file>